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5">
      <style:text-properties style:font-name="Arial" style:font-name-complex="Arial"/>
    </style:style>
    <style:style style:name="P7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 UC2: Search a discussion</text:p>
      <text:p text:style-name="P1"/>
      <text:p text:style-name="P2"/>
      <text:p text:style-name="Standard"><text:span text:style-name="T1">Scope : </text:span><text:span text:style-name="T2">anucana system</text:span></text:p>
      <text:p text:style-name="P2"/>
      <text:p text:style-name="Standard"><text:span text:style-name="T1">Level ( user-goal / sub-function ) :</text:span><text:span text:style-name="T2"> user-goal</text:span></text:p>
      <text:p text:style-name="P2"/>
      <text:p text:style-name="Standard"><text:span text:style-name="T1">Primary Actor : </text:span><text:span text:style-name="T2">Community Member</text:span></text:p>
      <text:p text:style-name="P2"/>
      <text:p text:style-name="P2">Stakeholder and Interests : </text:p>
      <text:list xml:id="list7079276212632734515" text:style-name="WW8Num2">
        <text:list-item>
          <text:p text:style-name="P5">None as its a ease of use feature.</text:p>
        </text:list-item>
      </text:list>
      <text:p text:style-name="P2"/>
      <text:p text:style-name="Standard"><text:span text:style-name="T1">Preconditions : </text:span><text:span text:style-name="T2">User is authenticated and authorized to see the the anucana dashboard</text:span></text:p>
      <text:p text:style-name="P2"/>
      <text:p text:style-name="P2">Success Guarantee ( or Post Conditions ) : </text:p>
      <text:p text:style-name="P2"/>
      <text:p text:style-name="P2">Main Success Scenario (or Basic Flow ):</text:p>
      <text:list xml:id="list1418440254153949919" text:style-name="WW8Num4">
        <text:list-header>
          <text:p text:style-name="P7"/>
        </text:list-header>
      </text:list>
      <text:p text:style-name="P2"/>
      <text:p text:style-name="P2"/>
      <text:p text:style-name="P2"/>
      <text:p text:style-name="P2"/>
      <text:p text:style-name="P2"/>
      <text:p text:style-name="P2">Extensions ( or Alternative Flows ):</text:p>
      <text:p text:style-name="P3"/>
      <text:p text:style-name="P2"/>
      <text:p text:style-name="P2">Special Requirements:</text:p>
      <text:list xml:id="list3748012444644837918" text:style-name="WW8Num5">
        <text:list-header>
          <text:p text:style-name="P6"/>
        </text:list-header>
      </text:list>
      <text:p text:style-name="P2"/>
      <text:p text:style-name="P2"/>
      <text:p text:style-name="P2">Technology and Data Variations List:</text:p>
      <text:p text:style-name="P2"/>
      <text:p text:style-name="Standard"><text:span text:style-name="T1">Frequency of Occurrence: </text:span><text:span text:style-name="T2">Could be nearly continuous.</text:span></text:p>
      <text:p text:style-name="P2"/>
      <text:p text:style-name="P2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0-28T01:39:00</meta:creation-date>
    <dc:creator>Arvind Srivastava</dc:creator>
    <dc:date>2013-11-17T11:51:00.04</dc:date>
    <meta:editing-cycles>8</meta:editing-cycles>
    <meta:editing-duration>PT8M42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87" meta:character-count="522"/>
  </office:meta>
</office:document-meta>
</file>